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1.889cm" style:rel-column-width="7281*"/>
    </style:style>
    <style:style style:name="Table2.G" style:family="table-column">
      <style:table-column-properties style:column-width="1.889cm" style:rel-column-width="7280*"/>
    </style:style>
    <style:style style:name="Table2.H" style:family="table-column">
      <style:table-column-properties style:column-width="3.78cm" style:rel-column-width="14569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H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H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1.889cm" style:rel-column-width="7281*"/>
    </style:style>
    <style:style style:name="Table3.G" style:family="table-column">
      <style:table-column-properties style:column-width="1.889cm" style:rel-column-width="7280*"/>
    </style:style>
    <style:style style:name="Table3.H" style:family="table-column">
      <style:table-column-properties style:column-width="3.78cm" style:rel-column-width="14569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H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H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135b48"/>
    </style:style>
    <style:style style:name="P2" style:family="paragraph" style:parent-style-name="Standard">
      <style:text-properties fo:font-weight="normal" officeooo:paragraph-rsid="0014fc94" style:font-weight-asian="normal" style:font-weight-complex="normal"/>
    </style:style>
    <style:style style:name="P3" style:family="paragraph" style:parent-style-name="Table_20_Contents">
      <style:text-properties officeooo:paragraph-rsid="0012cae8"/>
    </style:style>
    <style:style style:name="P4" style:family="paragraph" style:parent-style-name="Table_20_Contents">
      <style:text-properties officeooo:paragraph-rsid="00135b48"/>
    </style:style>
    <style:style style:name="P5" style:family="paragraph" style:parent-style-name="Standard">
      <style:text-properties officeooo:rsid="0011ae06" officeooo:paragraph-rsid="0011ae06"/>
    </style:style>
    <style:style style:name="P6" style:family="paragraph" style:parent-style-name="Standard">
      <style:text-properties officeooo:rsid="0012cae8" officeooo:paragraph-rsid="0012cae8"/>
    </style:style>
    <style:style style:name="P7" style:family="paragraph" style:parent-style-name="Standard">
      <style:text-properties officeooo:rsid="00135b48" officeooo:paragraph-rsid="00135b48"/>
    </style:style>
    <style:style style:name="P8" style:family="paragraph" style:parent-style-name="Standard">
      <style:text-properties officeooo:rsid="0013ac50" officeooo:paragraph-rsid="0013ac50"/>
    </style:style>
    <style:style style:name="P9" style:family="paragraph" style:parent-style-name="Standard">
      <style:text-properties officeooo:rsid="0014e11b" officeooo:paragraph-rsid="0014e11b"/>
    </style:style>
    <style:style style:name="P10" style:family="paragraph" style:parent-style-name="Standard">
      <style:text-properties fo:font-weight="bold" officeooo:rsid="0014fc94" officeooo:paragraph-rsid="0014fc94" style:font-weight-asian="bold" style:font-weight-complex="bold"/>
    </style:style>
    <style:style style:name="P11" style:family="paragraph" style:parent-style-name="Standard">
      <style:text-properties fo:font-weight="normal" officeooo:rsid="0014fc94" officeooo:paragraph-rsid="0014fc94" style:font-weight-asian="normal" style:font-weight-complex="normal"/>
    </style:style>
    <style:style style:name="P12" style:family="paragraph" style:parent-style-name="Standard">
      <style:text-properties fo:font-weight="normal" officeooo:rsid="0014fc94" officeooo:paragraph-rsid="00171098" style:font-weight-asian="normal" style:font-weight-complex="normal"/>
    </style:style>
    <style:style style:name="P13" style:family="paragraph" style:parent-style-name="Standard">
      <style:text-properties fo:font-weight="normal" officeooo:rsid="0014fc94" officeooo:paragraph-rsid="001a0a70" style:font-weight-asian="normal" style:font-weight-complex="normal"/>
    </style:style>
    <style:style style:name="P14" style:family="paragraph" style:parent-style-name="Table_20_Contents">
      <style:text-properties officeooo:rsid="0012cae8" officeooo:paragraph-rsid="0012cae8"/>
    </style:style>
    <style:style style:name="P15" style:family="paragraph" style:parent-style-name="Table_20_Contents">
      <style:text-properties officeooo:rsid="0012cae8" officeooo:paragraph-rsid="00135b48"/>
    </style:style>
    <style:style style:name="P16" style:family="paragraph" style:parent-style-name="Table_20_Contents">
      <style:text-properties officeooo:rsid="00135b48" officeooo:paragraph-rsid="00135b48"/>
    </style:style>
    <style:style style:name="T1" style:family="text">
      <style:text-properties officeooo:rsid="0012cae8"/>
    </style:style>
    <style:style style:name="T2" style:family="text">
      <style:text-properties officeooo:rsid="00135b48"/>
    </style:style>
    <style:style style:name="T3" style:family="text">
      <style:text-properties officeooo:rsid="0014fc94"/>
    </style:style>
    <style:style style:name="T4" style:family="text">
      <style:text-properties officeooo:rsid="00171098"/>
    </style:style>
    <style:style style:name="T5" style:family="text">
      <style:text-properties officeooo:rsid="001a0a7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ext:p text:style-name="P5">Database can be define by rows and columns. Records are rows and fields are columns.</text:p>
      <text:p text:style-name="P5">We use unique account numbers for the sake of indexing.</text:p>
      <text:p text:style-name="P5"/>
      <text:p text:style-name="P5"/>
      <text:p text:style-name="P5">mysql -u root -p </text:p>
      <text:p text:style-name="P5">-u is the username</text:p>
      <text:p text:style-name="P5">-p is the password</text:p>
      <text:p text:style-name="P5"/>
      <text:p text:style-name="P5">help</text:p>
      <text:p text:style-name="P5">Copyright (c) 2000, 2013, Oracle and/or its affiliates. All rights reserved. </text:p>
      <text:p text:style-name="P5"/>
      <text:p text:style-name="P5">Oracle is a registered trademark of Oracle Corporation and/or its </text:p>
      <text:p text:style-name="P5">affiliates. Other names may be trademarks of their respective </text:p>
      <text:p text:style-name="P5">owners. </text:p>
      <text:p text:style-name="P5"/>
      <text:p text:style-name="P5">Type 'help;' or '\h' for help. Type '\c' to clear the current input statement. </text:p>
      <text:p text:style-name="P5"/>
      <text:p text:style-name="P5">mysql&gt; help </text:p>
      <text:p text:style-name="P5"/>
      <text:p text:style-name="P5">For information about MySQL products and services, visit: </text:p>
      <text:p text:style-name="P5"><text:s text:c="3"/>http://www.mysql.com/ </text:p>
      <text:p text:style-name="P5">For developer information, including the MySQL Reference Manual, visit: </text:p>
      <text:p text:style-name="P5"><text:s text:c="3"/>http://dev.mysql.com/ </text:p>
      <text:p text:style-name="P5">To buy MySQL Enterprise support, training, or other products, visit: </text:p>
      <text:p text:style-name="P5"><text:s text:c="3"/>https://shop.mysql.com/ </text:p>
      <text:p text:style-name="P5"/>
      <text:p text:style-name="P5">List of all MySQL commands: </text:p>
      <text:p text:style-name="P5">Note that all text commands must be first on line and end with ';' </text:p>
      <text:p text:style-name="P5">? <text:s text:c="8"/>(\?) Synonym for `help'. </text:p>
      <text:p text:style-name="P5">clear <text:s text:c="4"/>(\c) Clear the current input statement. </text:p>
      <text:p text:style-name="P5">connect <text:s text:c="2"/>(\r) Reconnect to the server. Optional arguments are db and host. </text:p>
      <text:p text:style-name="P5">delimiter (\d) Set statement delimiter. </text:p>
      <text:p text:style-name="P5">edit <text:s text:c="5"/>(\e) Edit command with $EDITOR. </text:p>
      <text:p text:style-name="P5">ego <text:s text:c="6"/>(\G) Send command to mysql server, display result vertically. </text:p>
      <text:p text:style-name="P5">exit <text:s text:c="5"/>(\q) Exit mysql. Same as quit. </text:p>
      <text:p text:style-name="P5">go <text:s text:c="7"/>(\g) Send command to mysql server. </text:p>
      <text:p text:style-name="P5">help <text:s text:c="5"/>(\h) Display this help. </text:p>
      <text:p text:style-name="P5">nopager <text:s text:c="2"/>(\n) Disable pager, print to stdout. </text:p>
      <text:p text:style-name="P5">notee <text:s text:c="4"/>(\t) Don't write into outfile. </text:p>
      <text:p text:style-name="P5">pager <text:s text:c="4"/>(\P) Set PAGER [to_pager]. Print the query results via PAGER. </text:p>
      <text:p text:style-name="P5">print <text:s text:c="4"/>(\p) Print current command. </text:p>
      <text:p text:style-name="P5">prompt <text:s text:c="3"/>(\R) Change your mysql prompt. </text:p>
      <text:p text:style-name="P5">quit <text:s text:c="5"/>(\q) Quit mysql. </text:p>
      <text:p text:style-name="P5">rehash <text:s text:c="3"/>(\#) Rebuild completion hash. </text:p>
      <text:p text:style-name="P5">source <text:s text:c="3"/>(\.) Execute an SQL script file. Takes a file name as an argument. </text:p>
      <text:p text:style-name="P5">status <text:s text:c="3"/>(\s) Get status information from the server. </text:p>
      <text:p text:style-name="P5">system <text:s text:c="3"/>(\!) Execute a system shell command. </text:p>
      <text:p text:style-name="P5">tee <text:s text:c="6"/>(\T) Set outfile [to_outfile]. Append everything into given outfile. </text:p>
      <text:p text:style-name="P5">use <text:s text:c="6"/>(\u) Use another database. Takes database name as argument. </text:p>
      <text:p text:style-name="P5">charset <text:s text:c="2"/>(\C) Switch to another charset. Might be needed for processing binlog with multi-byte charsets. </text:p>
      <text:p text:style-name="P5"><text:soft-page-break/>warnings <text:s/>(\W) Show warnings after every statement. </text:p>
      <text:p text:style-name="P5">nowarning (\w) Don't show warnings after every statement. </text:p>
      <text:p text:style-name="P5"/>
      <text:p text:style-name="P5">For server side help, type 'help contents' </text:p>
      <text:p text:style-name="P5"/>
      <text:p text:style-name="P5">show databases;</text:p>
      <text:p text:style-name="P5"/>
      <text:p text:style-name="P5">create database friends;</text:p>
      <text:p text:style-name="P5"/>
      <text:p text:style-name="P5">show databases;</text:p>
      <text:p text:style-name="P5"/>
      <text:p text:style-name="P5">show tables in information_schema; </text:p>
      <text:p text:style-name="P5"/>
      <text:p text:style-name="P5">&lt;database&gt;.&lt;tablename&gt;</text:p>
      <text:p text:style-name="P5"/>
      <text:p text:style-name="P5">* is the wild card</text:p>
      <text:p text:style-name="P5"/>
      <text:p text:style-name="P5"><text:s/>select * from information_schema.processlist; </text:p>
      <text:p text:style-name="P5"/>
      <text:p text:style-name="P5">use &lt;database&gt;; This allows you to use a database</text:p>
      <text:p text:style-name="P5"/>
      <text:p text:style-name="P6">select * from persons order by mobile;</text:p>
      <text:p text:style-name="P6"/>
      <text:p text:style-name="P6">select * from persons order by mobile desc;</text:p>
      <text:p text:style-name="P6"/>
      <text:p text:style-name="P6">select * from persons where (weight &gt; 80);</text:p>
      <text:p text:style-name="P6"/>
      <text:p text:style-name="P6">select * from &lt;table&gt; where (&lt;condition&gt;);</text:p>
      <text:p text:style-name="P6"/>
      <text:p text:style-name="P6"/>
      <text:p text:style-name="P6">select * from persons where (first_name like “%ard”); “any first name ends with ard”</text:p>
      <text:p text:style-name="P6"/>
      <text:p text:style-name="P6">select * from persons where (first_name like “Ri%”); any first_name starts with Ri</text:p>
      <text:p text:style-name="P6"/>
      <text:p text:style-name="P6">select * from persons where (first_name like “%c%”); any first_name that has “c” in it</text:p>
      <text:p text:style-name="P6"/>
      <text:p text:style-name="P6">select * from persons where (first_name = “Richard”) and (mobile = “0792817462”); conditions</text:p>
      <text:p text:style-name="P6"/>
      <text:p text:style-name="P6">select * from persons where (first_name = “Richard”) or (country like “U_”) order by surname desc;</text:p>
      <text:p text:style-name="P6"/>
      <text:p text:style-name="P6">select name, email from persons where (first_name = “Richard”) order by surname desc; select &lt;field&gt;,&lt;field&gt; from &lt;table&gt; where (&lt;field condition&gt;) order by &lt;field&gt; desc;</text:p>
      <text:p text:style-name="P6"/>
      <text:p text:style-name="P6">28:30</text:p>
      <text:p text:style-name="P6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4">Entering MySQL</text:p>
          </table:table-cell>
          <table:table-cell table:style-name="Table1.B1" office:value-type="string">
            <text:p text:style-name="P14">Mysql -u root -p</text:p>
          </table:table-cell>
        </table:table-row>
        <table:table-row>
          <table:table-cell table:style-name="Table1.A2" office:value-type="string">
            <text:p text:style-name="P14">Look around for databases</text:p>
          </table:table-cell>
          <table:table-cell table:style-name="Table1.B2" office:value-type="string">
            <text:p text:style-name="P14">Show databases;</text:p>
          </table:table-cell>
        </table:table-row>
        <table:table-row>
          <table:table-cell table:style-name="Table1.A2" office:value-type="string">
            <text:p text:style-name="P14">Show fields in a database</text:p>
          </table:table-cell>
          <table:table-cell table:style-name="Table1.B2" office:value-type="string">
            <text:p text:style-name="P14">Describe &lt;databasename&gt;;</text:p>
          </table:table-cell>
        </table:table-row>
        <table:table-row>
          <table:table-cell table:style-name="Table1.A2" office:value-type="string">
            <text:p text:style-name="P14">Use a database</text:p>
          </table:table-cell>
          <table:table-cell table:style-name="Table1.B2" office:value-type="string">
            <text:p text:style-name="P14">Use &lt;databasename&gt;;</text:p>
          </table:table-cell>
        </table:table-row>
        <text:soft-page-break/>
        <table:table-row>
          <table:table-cell table:style-name="Table1.A2" office:value-type="string">
            <text:p text:style-name="P14">Look for tables in a database</text:p>
          </table:table-cell>
          <table:table-cell table:style-name="Table1.B2" office:value-type="string">
            <text:p text:style-name="P14">Show tables in &lt;databasename&gt;;</text:p>
          </table:table-cell>
        </table:table-row>
        <table:table-row>
          <table:table-cell table:style-name="Table1.A2" office:value-type="string">
            <text:p text:style-name="P14">Show fields in a table</text:p>
          </table:table-cell>
          <table:table-cell table:style-name="Table1.B2" office:value-type="string">
            <text:p text:style-name="P14">Show columns in &lt;tablename&gt;;</text:p>
          </table:table-cell>
        </table:table-row>
        <table:table-row>
          <table:table-cell table:style-name="Table1.A2" office:value-type="string">
            <text:p text:style-name="P14">Show data in table</text:p>
          </table:table-cell>
          <table:table-cell table:style-name="Table1.B2" office:value-type="string">
            <text:p text:style-name="P14">Select * from &lt;tablename&gt;;</text:p>
          </table:table-cell>
        </table:table-row>
        <table:table-row>
          <table:table-cell table:style-name="Table1.A2" office:value-type="string">
            <text:p text:style-name="P14">User other sort or search functions</text:p>
          </table:table-cell>
          <table:table-cell table:style-name="Table1.B2" office:value-type="string">
            <text:p text:style-name="P3"/>
          </table:table-cell>
        </table:table-row>
      </table:table>
      <text:p text:style-name="P6"/>
      <text:p text:style-name="P6">Creating a new database</text:p>
      <text:p text:style-name="P6">Create a table in database </text:p>
      <text:p text:style-name="P6">Insert data</text:p>
      <text:p text:style-name="P6">And edit a database.</text:p>
      <text:p text:style-name="P6">Use this example 29:36</text:p>
      <text:p text:style-name="P6"/>
      <table:table table:name="Table2" table:style-name="Table2">
        <table:table-column table:style-name="Table2.A" table:number-columns-repeated="6"/>
        <table:table-column table:style-name="Table2.G"/>
        <table:table-column table:style-name="Table2.H"/>
        <table:table-row>
          <table:table-cell table:style-name="Table2.A1" office:value-type="string">
            <text:p text:style-name="P14">Item</text:p>
          </table:table-cell>
          <table:table-cell table:style-name="Table2.A1" office:value-type="string">
            <text:p text:style-name="P14">Qty</text:p>
          </table:table-cell>
          <table:table-cell table:style-name="Table2.A1" office:value-type="string">
            <text:p text:style-name="P14">Part Number</text:p>
          </table:table-cell>
          <table:table-cell table:style-name="Table2.A1" office:value-type="string">
            <text:p text:style-name="P14">Description</text:p>
          </table:table-cell>
          <table:table-cell table:style-name="Table2.A1" office:value-type="string">
            <text:p text:style-name="P14">Price</text:p>
          </table:table-cell>
          <table:table-cell table:style-name="Table2.A1" office:value-type="string">
            <text:p text:style-name="P3"><text:span text:style-name="T1">Data Re</text:span><text:span text:style-name="T2">quired</text:span></text:p>
          </table:table-cell>
          <table:table-cell table:style-name="Table2.A1" office:value-type="string">
            <text:p text:style-name="P16">Data Received</text:p>
          </table:table-cell>
          <table:table-cell table:style-name="Table2.H1" office:value-type="string">
            <text:p text:style-name="P14">Comment</text:p>
          </table:table-cell>
        </table:table-row>
        <table:table-row>
          <table:table-cell table:style-name="Table2.A2" office:value-type="string">
            <text:p text:style-name="P14">1</text:p>
          </table:table-cell>
          <table:table-cell table:style-name="Table2.A2" office:value-type="string">
            <text:p text:style-name="P14">34</text:p>
          </table:table-cell>
          <table:table-cell table:style-name="Table2.A2" office:value-type="string">
            <text:p text:style-name="P14">934-233</text:p>
          </table:table-cell>
          <table:table-cell table:style-name="Table2.A2" office:value-type="string">
            <text:p text:style-name="P14">Piece of dead meat</text:p>
          </table:table-cell>
          <table:table-cell table:style-name="Table2.A2" office:value-type="string">
            <text:p text:style-name="P14">£10.20</text:p>
          </table:table-cell>
          <table:table-cell table:style-name="Table2.A2" office:value-type="string">
            <text:p text:style-name="P16">13/6/2012</text:p>
          </table:table-cell>
          <table:table-cell table:style-name="Table2.A2" office:value-type="string">
            <text:p text:style-name="P4"/>
          </table:table-cell>
          <table:table-cell table:style-name="Table2.H2" office:value-type="string">
            <text:p text:style-name="P16">I hate meat</text:p>
          </table:table-cell>
        </table:table-row>
        <table:table-row>
          <table:table-cell table:style-name="Table2.A2" office:value-type="string">
            <text:p text:style-name="P14">2</text:p>
          </table:table-cell>
          <table:table-cell table:style-name="Table2.A2" office:value-type="string">
            <text:p text:style-name="P14">21</text:p>
          </table:table-cell>
          <table:table-cell table:style-name="Table2.A2" office:value-type="string">
            <text:p text:style-name="P14">653-876</text:p>
          </table:table-cell>
          <table:table-cell table:style-name="Table2.A2" office:value-type="string">
            <text:p text:style-name="P14">A blue stick</text:p>
          </table:table-cell>
          <table:table-cell table:style-name="Table2.A2" office:value-type="string">
            <text:p text:style-name="P14">46p</text:p>
          </table:table-cell>
          <table:table-cell table:style-name="Table2.A2" office:value-type="string">
            <text:p text:style-name="P16">21st June 2012</text:p>
          </table:table-cell>
          <table:table-cell table:style-name="Table2.A2" office:value-type="string">
            <text:p text:style-name="P4"/>
          </table:table-cell>
          <table:table-cell table:style-name="Table2.H2" office:value-type="string">
            <text:p text:style-name="P16">Long version</text:p>
          </table:table-cell>
        </table:table-row>
        <table:table-row>
          <table:table-cell table:style-name="Table2.A2" office:value-type="string">
            <text:p text:style-name="P14">3</text:p>
          </table:table-cell>
          <table:table-cell table:style-name="Table2.A2" office:value-type="string">
            <text:p text:style-name="P14">45</text:p>
          </table:table-cell>
          <table:table-cell table:style-name="Table2.A2" office:value-type="string">
            <text:p text:style-name="P14">463-898</text:p>
          </table:table-cell>
          <table:table-cell table:style-name="Table2.A2" office:value-type="string">
            <text:p text:style-name="P14">Germs</text:p>
          </table:table-cell>
          <table:table-cell table:style-name="Table2.A2" office:value-type="string">
            <text:p text:style-name="P16">£1.89</text:p>
          </table:table-cell>
          <table:table-cell table:style-name="Table2.A2" office:value-type="string">
            <text:p text:style-name="P16">Next Thursday</text:p>
          </table:table-cell>
          <table:table-cell table:style-name="Table2.A2" office:value-type="string">
            <text:p text:style-name="P4"/>
          </table:table-cell>
          <table:table-cell table:style-name="Table2.H2" office:value-type="string">
            <text:p text:style-name="P16">Live</text:p>
          </table:table-cell>
        </table:table-row>
      </table:table>
      <text:p text:style-name="P6"/>
      <text:p text:style-name="P7">Rename the fields</text:p>
      <text:p text:style-name="P7"/>
      <table:table table:name="Table3" table:style-name="Table3">
        <table:table-column table:style-name="Table3.A" table:number-columns-repeated="6"/>
        <table:table-column table:style-name="Table3.G"/>
        <table:table-column table:style-name="Table3.H"/>
        <table:table-row>
          <table:table-cell table:style-name="Table3.A1" office:value-type="string">
            <text:p text:style-name="P16">item</text:p>
          </table:table-cell>
          <table:table-cell table:style-name="Table3.A1" office:value-type="string">
            <text:p text:style-name="P4"><text:span text:style-name="T2">q</text:span><text:span text:style-name="T1">ty</text:span></text:p>
          </table:table-cell>
          <table:table-cell table:style-name="Table3.A1" office:value-type="string">
            <text:p text:style-name="P4"><text:span text:style-name="T2">p</text:span><text:span text:style-name="T1">art_</text:span><text:span text:style-name="T2">n</text:span><text:span text:style-name="T1">umber</text:span></text:p>
          </table:table-cell>
          <table:table-cell table:style-name="Table3.A1" office:value-type="string">
            <text:p text:style-name="P4"><text:span text:style-name="T2">d</text:span><text:span text:style-name="T1">escription</text:span></text:p>
          </table:table-cell>
          <table:table-cell table:style-name="Table3.A1" office:value-type="string">
            <text:p text:style-name="P4"><text:span text:style-name="T2">p</text:span><text:span text:style-name="T1">rice</text:span></text:p>
          </table:table-cell>
          <table:table-cell table:style-name="Table3.A1" office:value-type="string">
            <text:p text:style-name="P4"><text:span text:style-name="T2">d</text:span><text:span text:style-name="T1">ata_</text:span><text:span text:style-name="T2">r</text:span><text:span text:style-name="T1">e</text:span><text:span text:style-name="T2">quired</text:span></text:p>
          </table:table-cell>
          <table:table-cell table:style-name="Table3.A1" office:value-type="string">
            <text:p text:style-name="P16">data_received</text:p>
          </table:table-cell>
          <table:table-cell table:style-name="Table3.H1" office:value-type="string">
            <text:p text:style-name="P4"><text:span text:style-name="T2">c</text:span><text:span text:style-name="T1">omment</text:span></text:p>
          </table:table-cell>
        </table:table-row>
        <table:table-row>
          <table:table-cell table:style-name="Table3.A2" office:value-type="string">
            <text:p text:style-name="P15">1</text:p>
          </table:table-cell>
          <table:table-cell table:style-name="Table3.A2" office:value-type="string">
            <text:p text:style-name="P15">34</text:p>
          </table:table-cell>
          <table:table-cell table:style-name="Table3.A2" office:value-type="string">
            <text:p text:style-name="P15">934-233</text:p>
          </table:table-cell>
          <table:table-cell table:style-name="Table3.A2" office:value-type="string">
            <text:p text:style-name="P15">Piece of dead meat</text:p>
          </table:table-cell>
          <table:table-cell table:style-name="Table3.A2" office:value-type="string">
            <text:p text:style-name="P15">£10.20</text:p>
          </table:table-cell>
          <table:table-cell table:style-name="Table3.A2" office:value-type="string">
            <text:p text:style-name="P16">13/6/2012</text:p>
          </table:table-cell>
          <table:table-cell table:style-name="Table3.A2" office:value-type="string">
            <text:p text:style-name="P4"/>
          </table:table-cell>
          <table:table-cell table:style-name="Table3.H2" office:value-type="string">
            <text:p text:style-name="P16">I hate meat</text:p>
          </table:table-cell>
        </table:table-row>
        <table:table-row>
          <table:table-cell table:style-name="Table3.A2" office:value-type="string">
            <text:p text:style-name="P15">2</text:p>
          </table:table-cell>
          <table:table-cell table:style-name="Table3.A2" office:value-type="string">
            <text:p text:style-name="P15">21</text:p>
          </table:table-cell>
          <table:table-cell table:style-name="Table3.A2" office:value-type="string">
            <text:p text:style-name="P15">653-876</text:p>
          </table:table-cell>
          <table:table-cell table:style-name="Table3.A2" office:value-type="string">
            <text:p text:style-name="P15">A blue stick</text:p>
          </table:table-cell>
          <table:table-cell table:style-name="Table3.A2" office:value-type="string">
            <text:p text:style-name="P15">46p</text:p>
          </table:table-cell>
          <table:table-cell table:style-name="Table3.A2" office:value-type="string">
            <text:p text:style-name="P16">21st June 2012</text:p>
          </table:table-cell>
          <table:table-cell table:style-name="Table3.A2" office:value-type="string">
            <text:p text:style-name="P4"/>
          </table:table-cell>
          <table:table-cell table:style-name="Table3.H2" office:value-type="string">
            <text:p text:style-name="P16">Long version</text:p>
          </table:table-cell>
        </table:table-row>
        <table:table-row>
          <table:table-cell table:style-name="Table3.A2" office:value-type="string">
            <text:p text:style-name="P15">3</text:p>
          </table:table-cell>
          <table:table-cell table:style-name="Table3.A2" office:value-type="string">
            <text:p text:style-name="P15">45</text:p>
          </table:table-cell>
          <table:table-cell table:style-name="Table3.A2" office:value-type="string">
            <text:p text:style-name="P15">463-898</text:p>
          </table:table-cell>
          <table:table-cell table:style-name="Table3.A2" office:value-type="string">
            <text:p text:style-name="P15">Germs</text:p>
          </table:table-cell>
          <table:table-cell table:style-name="Table3.A2" office:value-type="string">
            <text:p text:style-name="P16">£1.89</text:p>
          </table:table-cell>
          <table:table-cell table:style-name="Table3.A2" office:value-type="string">
            <text:p text:style-name="P16">Next Thursday</text:p>
          </table:table-cell>
          <table:table-cell table:style-name="Table3.A2" office:value-type="string">
            <text:p text:style-name="P4"/>
          </table:table-cell>
          <table:table-cell table:style-name="Table3.H2" office:value-type="string">
            <text:p text:style-name="P16">Live</text:p>
          </table:table-cell>
        </table:table-row>
      </table:table>
      <text:p text:style-name="P1"/>
      <text:p text:style-name="P7">Create a database</text:p>
      <text:p text:style-name="P7">mysql&gt; show databases; </text:p>
      <text:p text:style-name="P7">+--------------------+ </text:p>
      <text:p text:style-name="P7">| Database <text:s text:c="10"/>| </text:p>
      <text:p text:style-name="P7">+--------------------+ </text:p>
      <text:p text:style-name="P7">| information_schema | </text:p>
      <text:p text:style-name="P7">| Example1 <text:s text:c="10"/>| </text:p>
      <text:p text:style-name="P7">| friends <text:s text:c="11"/>| </text:p>
      <text:p text:style-name="P7">| mysql <text:s text:c="13"/>| </text:p>
      <text:p text:style-name="P7">| performance_schema | </text:p>
      <text:p text:style-name="P7">| test <text:s text:c="14"/>| </text:p>
      <text:p text:style-name="P7">+--------------------+ </text:p>
      <text:p text:style-name="P7">6 rows in set (0.00 sec) </text:p>
      <text:p text:style-name="P7"/>
      <text:p text:style-name="P7"><text:soft-page-break/>mysql&gt; create database my_orders; </text:p>
      <text:p text:style-name="P7">Query OK, 1 row affected (0.00 sec) </text:p>
      <text:p text:style-name="P7"><text:s/></text:p>
      <text:p text:style-name="P7">mysql&gt; create table orders </text:p>
      <text:p text:style-name="P7"><text:s text:c="4"/>-&gt; ( </text:p>
      <text:p text:style-name="P7"><text:s text:c="4"/>-&gt; item int, </text:p>
      <text:p text:style-name="P7"><text:s text:c="4"/>-&gt; qty int, </text:p>
      <text:p text:style-name="P7"><text:s text:c="4"/>-&gt; part_number char, </text:p>
      <text:p text:style-name="P7"><text:s text:c="4"/>-&gt; description char, </text:p>
      <text:p text:style-name="P7"><text:s text:c="4"/>-&gt; price int, </text:p>
      <text:p text:style-name="P7"><text:s text:c="4"/>-&gt; data_required date, </text:p>
      <text:p text:style-name="P7"><text:s text:c="4"/>-&gt; date_entered date, </text:p>
      <text:p text:style-name="P7"><text:s text:c="4"/>-&gt; comment char </text:p>
      <text:p text:style-name="P7"><text:s text:c="4"/>-&gt; ); </text:p>
      <text:p text:style-name="P7"/>
      <text:p text:style-name="P7">insert into &lt;tablename&gt;</text:p>
      <text:p text:style-name="P7"><text:tab/>(column_name1, column_name2, column_name3, …)</text:p>
      <text:p text:style-name="P7"><text:tab/>values(v1,v2,v3,v4,...)</text:p>
      <text:p text:style-name="P7"/>
      <text:p text:style-name="P7">Numbers are just entered in as number 12345</text:p>
      <text:p text:style-name="P7">Text is referenced as 'text'</text:p>
      <text:p text:style-name="P7">Dates are entered as yyyymmdd</text:p>
      <text:p text:style-name="P7"/>
      <text:p text:style-name="P7">create table orders</text:p>
      <text:p text:style-name="P7">(</text:p>
      <text:p text:style-name="P7">item int not null auto_increment primary key,<text:tab/><text:tab/>auto increments</text:p>
      <text:p text:style-name="P7">data_entered timestamp default now(),<text:tab/><text:tab/><text:tab/>gets current time.</text:p>
      <text:p text:style-name="P7">comment char(200)</text:p>
      <text:p text:style-name="P7">);</text:p>
      <text:p text:style-name="P7"/>
      <text:p text:style-name="P7">drop tables &lt;name of table&gt;; Deletes a table</text:p>
      <text:p text:style-name="P7"/>
      <text:p text:style-name="P8">mysql&gt; create table orders </text:p>
      <text:p text:style-name="P8"><text:s text:c="4"/>-&gt; ( </text:p>
      <text:p text:style-name="P8"><text:s text:c="4"/>-&gt; item int not null auto_increment primary key, </text:p>
      <text:p text:style-name="P8"><text:s text:c="4"/>-&gt; qty int(3) not null, </text:p>
      <text:p text:style-name="P8"><text:s text:c="4"/>-&gt; part_number char(12), </text:p>
      <text:p text:style-name="P8"><text:s text:c="4"/>-&gt; description char(40), </text:p>
      <text:p text:style-name="P8"><text:s text:c="4"/>-&gt; price_required int(5), </text:p>
      <text:p text:style-name="P8"><text:s text:c="4"/>-&gt; date_required date, </text:p>
      <text:p text:style-name="P8"><text:s text:c="4"/>-&gt; date_entered timestamp default now(), </text:p>
      <text:p text:style-name="P8"><text:s text:c="4"/>-&gt; comment char(200) </text:p>
      <text:p text:style-name="P8"><text:s text:c="4"/>-&gt; ); </text:p>
      <text:p text:style-name="P8"/>
      <text:p text:style-name="P8">mysql&gt; show fields in orders </text:p>
      <text:p text:style-name="P8"><text:s text:c="4"/>-&gt; ; </text:p>
      <text:p text:style-name="P8">+----------------+-----------+------+-----+-------------------+----------------+ </text:p>
      <text:p text:style-name="P8">| Field <text:s text:c="9"/>| Type <text:s text:c="5"/>| Null | Key | Default <text:s text:c="10"/>| Extra <text:s text:c="9"/>| </text:p>
      <text:p text:style-name="P8">+----------------+-----------+------+-----+-------------------+----------------+ </text:p>
      <text:p text:style-name="P8">| item <text:s text:c="10"/>| int(11) <text:s text:c="2"/>| NO <text:s text:c="2"/>| PRI | NULL <text:s text:c="13"/>| auto_increment | </text:p>
      <text:p text:style-name="P8">| qty <text:s text:c="11"/>| int(3) <text:s text:c="3"/>| NO <text:s text:c="2"/>| <text:s text:c="4"/>| NULL <text:s text:c="13"/>| <text:s text:c="15"/>| </text:p>
      <text:p text:style-name="P8">| part_number <text:s text:c="3"/>| char(12) <text:s/>| YES <text:s/>| <text:s text:c="4"/>| NULL <text:s text:c="13"/>| <text:s text:c="15"/>| </text:p>
      <text:p text:style-name="P8"><text:soft-page-break/>| description <text:s text:c="3"/>| char(40) <text:s/>| YES <text:s/>| <text:s text:c="4"/>| NULL <text:s text:c="13"/>| <text:s text:c="15"/>| </text:p>
      <text:p text:style-name="P8">| price_required | int(5) <text:s text:c="3"/>| YES <text:s/>| <text:s text:c="4"/>| NULL <text:s text:c="13"/>| <text:s text:c="15"/>| </text:p>
      <text:p text:style-name="P8">| date_required <text:s/>| date <text:s text:c="5"/>| YES <text:s/>| <text:s text:c="4"/>| NULL <text:s text:c="13"/>| <text:s text:c="15"/>| </text:p>
      <text:p text:style-name="P8">| date_entered <text:s text:c="2"/>| timestamp | NO <text:s text:c="2"/>| <text:s text:c="4"/>| CURRENT_TIMESTAMP | <text:s text:c="15"/>| </text:p>
      <text:p text:style-name="P8">| comment <text:s text:c="7"/>| char(200) | YES <text:s/>| <text:s text:c="4"/>| NULL <text:s text:c="13"/>| <text:s text:c="15"/>| </text:p>
      <text:p text:style-name="P8">+----------------+-----------+------+-----+-------------------+----------------+ </text:p>
      <text:p text:style-name="P8">8 rows in set (0.01 sec) </text:p>
      <text:p text:style-name="P8"/>
      <text:p text:style-name="P8">mysql&gt; insert into orders ( qty, part_number, description, price_required,date_required, comment) values (34,'934-233','Piece of dead meat',1020,20120613,'I hate meat'); </text:p>
      <text:p text:style-name="P8">Query OK, 1 row affected (0.01 sec) </text:p>
      <text:p text:style-name="P8"/>
      <text:p text:style-name="P8">mysql&gt; select * from orders; </text:p>
      <text:p text:style-name="P8">+------+-----+-------------+--------------------+----------------+---------------+---------------------+-------------+ </text:p>
      <text:p text:style-name="P8">| item | qty | part_number | description <text:s text:c="7"/>| price_required | date_required | date_entered <text:s text:c="7"/>| comment <text:s text:c="4"/>| </text:p>
      <text:p text:style-name="P8">+------+-----+-------------+--------------------+----------------+---------------+---------------------+-------------+ </text:p>
      <text:p text:style-name="P8">| <text:s text:c="3"/>1 | <text:s/>34 | 934-233 <text:s text:c="4"/>| Piece of dead meat | <text:s text:c="10"/>1020 | 2012-06-13 <text:s text:c="3"/>| 2014-03-01 20:38:35 | I hate meat | </text:p>
      <text:p text:style-name="P8">+------+-----+-------------+--------------------+----------------+---------------+---------------------+-------------+ </text:p>
      <text:p text:style-name="P8">1 row in set (0.01 sec) </text:p>
      <text:p text:style-name="P8"/>
      <text:p text:style-name="P8">mysql&gt; select * from orders; </text:p>
      <text:p text:style-name="P8">+------+-----+-------------+--------------------+----------------+---------------+---------------------+-------------+ </text:p>
      <text:p text:style-name="P8">| item | qty | part_number | description <text:s text:c="7"/>| price_required | date_required | date_entered <text:s text:c="7"/>| comment <text:s text:c="4"/>| </text:p>
      <text:p text:style-name="P8">+------+-----+-------------+--------------------+----------------+---------------+---------------------+-------------+ </text:p>
      <text:p text:style-name="P8">| <text:s text:c="3"/>1 | <text:s/>34 | 934-233 <text:s text:c="4"/>| Piece of dead meat | <text:s text:c="10"/>1020 | 2012-06-13 <text:s text:c="3"/>| 2014-03-01 20:38:35 | I hate meat | </text:p>
      <text:p text:style-name="P8">| <text:s text:c="3"/>2 | <text:s/>21 | 653-876 <text:s text:c="4"/>| A blue stick <text:s text:c="6"/>| <text:s text:c="12"/>46 | 2012-06-21 <text:s text:c="3"/>| 2014-03-01 20:41:54 | LongVersion | </text:p>
      <text:p text:style-name="P8">| <text:s text:c="3"/>3 | <text:s/>45 | 463-898 <text:s text:c="4"/>| Germs <text:s text:c="13"/>| <text:s text:c="11"/>189 | 0000-00-00 <text:s text:c="3"/>| 2014-03-01 20:42:46 | Live <text:s text:c="7"/>| </text:p>
      <text:p text:style-name="P8">+------+-----+-------------+--------------------+----------------+---------------+---------------------+-------------+ </text:p>
      <text:p text:style-name="P8">3 rows in set (0.00 sec) </text:p>
      <text:p text:style-name="P8"/>
      <text:p text:style-name="P8">mysql&gt; update orders set qty=45 where item=3 </text:p>
      <text:p text:style-name="P8"><text:s text:c="4"/>-&gt; ; </text:p>
      <text:p text:style-name="P8">Query OK, 0 rows affected (0.04 sec) </text:p>
      <text:p text:style-name="P8">Rows matched: 1 <text:s/>Changed: 0 <text:s/>Warnings: 0 </text:p>
      <text:p text:style-name="P8"/>
      <text:p text:style-name="P8">mysql&gt; update orders set data_required=2012-06-21 where item=3 </text:p>
      <text:p text:style-name="P8"><text:s text:c="4"/>-&gt; ; </text:p>
      <text:p text:style-name="P8">ERROR 1054 (42S22): Unknown column 'data_required' in 'field list' </text:p>
      <text:p text:style-name="P8">mysql&gt; update orders set date_required=2012-06-21 where item=3; </text:p>
      <text:p text:style-name="P8">Query OK, 0 rows affected, 1 warning (0.01 sec) </text:p>
      <text:p text:style-name="P8"><text:soft-page-break/>Rows matched: 1 <text:s/>Changed: 0 <text:s/>Warnings: 1 </text:p>
      <text:p text:style-name="P8"/>
      <text:p text:style-name="P8">mysql&gt; select * from orders; </text:p>
      <text:p text:style-name="P8">+------+-----+-------------+--------------------+----------------+---------------+---------------------+-------------+ </text:p>
      <text:p text:style-name="P8">| item | qty | part_number | description <text:s text:c="7"/>| price_required | date_required | date_entered <text:s text:c="7"/>| comment <text:s text:c="4"/>| </text:p>
      <text:p text:style-name="P8">+------+-----+-------------+--------------------+----------------+---------------+---------------------+-------------+ </text:p>
      <text:p text:style-name="P8">| <text:s text:c="3"/>1 | <text:s/>34 | 934-233 <text:s text:c="4"/>| Piece of dead meat | <text:s text:c="10"/>1020 | 2012-06-13 <text:s text:c="3"/>| 2014-03-01 20:38:35 | I hate meat | </text:p>
      <text:p text:style-name="P8">| <text:s text:c="3"/>2 | <text:s/>21 | 653-876 <text:s text:c="4"/>| A blue stick <text:s text:c="6"/>| <text:s text:c="12"/>46 | 2012-06-21 <text:s text:c="3"/>| 2014-03-01 20:41:54 | LongVersion | </text:p>
      <text:p text:style-name="P8">| <text:s text:c="3"/>3 | <text:s/>45 | 463-898 <text:s text:c="4"/>| Germs <text:s text:c="13"/>| <text:s text:c="11"/>189 | 0000-00-00 <text:s text:c="3"/>| 2014-03-01 20:42:46 | Live <text:s text:c="7"/>| </text:p>
      <text:p text:style-name="P8">+------+-----+-------------+--------------------+----------------+---------------+---------------------+-------------+ </text:p>
      <text:p text:style-name="P8">3 rows in set (0.00 sec) </text:p>
      <text:p text:style-name="P8"/>
      <text:p text:style-name="P9">Database typtes</text:p>
      <text:p text:style-name="P9">Number</text:p>
      <text:p text:style-name="P9">float</text:p>
      <text:p text:style-name="P9">int</text:p>
      <text:p text:style-name="P9"/>
      <text:p text:style-name="P10">Screen cap</text:p>
      <text:p text:style-name="P11">pi@raspberrypi ~ $ mysql -u root -p </text:p>
      <text:p text:style-name="P11">Enter password: </text:p>
      <text:p text:style-name="P11">Welcome to the MySQL monitor. <text:s/>Commands end with ; or \g. </text:p>
      <text:p text:style-name="P11">Your MySQL connection id is 42 </text:p>
      <text:p text:style-name="P11">Server version: 5.5.31-0+wheezy1 (Debian) </text:p>
      <text:p text:style-name="P11"/>
      <text:p text:style-name="P11">Copyright (c) 2000, 2013, Oracle and/or its affiliates. All rights reserved. </text:p>
      <text:p text:style-name="P11"/>
      <text:p text:style-name="P11">Oracle is a registered trademark of Oracle Corporation and/or its </text:p>
      <text:p text:style-name="P11">affiliates. Other names may be trademarks of their respective </text:p>
      <text:p text:style-name="P11">owners. </text:p>
      <text:p text:style-name="P11"/>
      <text:p text:style-name="P11">Type 'help;' or '\h' for help. Type '\c' to clear the current input statement. </text:p>
      <text:p text:style-name="P11"/>
      <text:p text:style-name="P11">mysql&gt; show databases </text:p>
      <text:p text:style-name="P11"><text:s text:c="4"/>-&gt; ; </text:p>
      <text:p text:style-name="P11">+--------------------+ </text:p>
      <text:p text:style-name="P11">| Database <text:s text:c="10"/>| </text:p>
      <text:p text:style-name="P11">+--------------------+ </text:p>
      <text:p text:style-name="P11">| information_schema | </text:p>
      <text:p text:style-name="P11">| Example1 <text:s text:c="10"/>| </text:p>
      <text:p text:style-name="P11">| friends <text:s text:c="11"/>| </text:p>
      <text:p text:style-name="P11">| my_orders <text:s text:c="9"/>| </text:p>
      <text:p text:style-name="P11">| mysql <text:s text:c="13"/>| </text:p>
      <text:p text:style-name="P11">| performance_schema | </text:p>
      <text:p text:style-name="P11">| test <text:s text:c="14"/>| </text:p>
      <text:p text:style-name="P11">+--------------------+ </text:p>
      <text:p text:style-name="P11"><text:soft-page-break/>7 rows in set (0.00 sec) </text:p>
      <text:p text:style-name="P11"/>
      <text:p text:style-name="P11">mysql&gt; use my_orders </text:p>
      <text:p text:style-name="P11">Database changed </text:p>
      <text:p text:style-name="P11">mysql&gt; show tables </text:p>
      <text:p text:style-name="P11"><text:s text:c="4"/>-&gt; ; </text:p>
      <text:p text:style-name="P11">Empty set (0.00 sec) </text:p>
      <text:p text:style-name="P11"/>
      <text:p text:style-name="P11">mysql&gt; create table orders </text:p>
      <text:p text:style-name="P11"><text:s text:c="4"/>-&gt; ( </text:p>
      <text:p text:style-name="P11"><text:s text:c="4"/>-&gt; item int not null auto_increment primary key, </text:p>
      <text:p text:style-name="P11"><text:s text:c="4"/>-&gt; qty int(3) not null, </text:p>
      <text:p text:style-name="P11"><text:s text:c="4"/>-&gt; part)number char(12), </text:p>
      <text:p text:style-name="P11"><text:s text:c="4"/>-&gt; descrip </text:p>
      <text:p text:style-name="P11"><text:s text:c="4"/>-&gt; </text:p>
      <text:p text:style-name="P11"><text:s text:c="4"/>-&gt; </text:p>
      <text:p text:style-name="P11"><text:s text:c="4"/>-&gt; </text:p>
      <text:p text:style-name="P11"><text:s text:c="4"/>-&gt; </text:p>
      <text:p text:style-name="P11"><text:s text:c="4"/>-&gt; ' </text:p>
      <text:p text:style-name="P11"><text:s text:c="4"/>'&gt; ; </text:p>
      <text:p text:style-name="P11"><text:s text:c="4"/>'&gt; ; </text:p>
      <text:p text:style-name="P11"><text:s text:c="4"/>'&gt; </text:p>
      <text:p text:style-name="P11"><text:s text:c="4"/>'&gt; ; </text:p>
      <text:p text:style-name="P11"><text:s text:c="4"/>'&gt; ' </text:p>
      <text:p text:style-name="P11"><text:s text:c="4"/>-&gt; ; </text:p>
      <text:p text:style-name="P11">ERROR 1064 (42000): You have an error in your SQL syntax; check the manual that corresponds to your MySQL server version for the right syntax to use near ')number char(12), </text:p>
      <text:p text:style-name="P11">descrip </text:p>
      <text:p text:style-name="P11"/>
      <text:p text:style-name="P11"/>
      <text:p text:style-name="P11"/>
      <text:p text:style-name="P11"/>
      <text:p text:style-name="P11">' </text:p>
      <text:p text:style-name="P11">; </text:p>
      <text:p text:style-name="P11">; </text:p>
      <text:p text:style-name="P11"/>
      <text:p text:style-name="P11">; </text:p>
      <text:p text:style-name="P11">'' at line 5 </text:p>
      <text:p text:style-name="P11">mysql&gt; create table orders </text:p>
      <text:p text:style-name="P11"><text:s text:c="4"/>-&gt; ( </text:p>
      <text:p text:style-name="P11"><text:s text:c="4"/>-&gt; item int not null auto_increment primary key, </text:p>
      <text:p text:style-name="P11"><text:s text:c="4"/>-&gt; qty int(3) not null, </text:p>
      <text:p text:style-name="P11"><text:s text:c="4"/>-&gt; part_number char(12), </text:p>
      <text:p text:style-name="P11"><text:s text:c="4"/>-&gt; description char(40), </text:p>
      <text:p text:style-name="P11"><text:s text:c="4"/>-&gt; price required int(5), </text:p>
      <text:p text:style-name="P11"><text:s text:c="4"/>-&gt; date_required date, </text:p>
      <text:p text:style-name="P11"><text:s text:c="4"/>-&gt; date_entered timestamp default now(), </text:p>
      <text:p text:style-name="P11"><text:s text:c="4"/>-&gt; comment char(200) </text:p>
      <text:p text:style-name="P11"><text:s text:c="4"/>-&gt; ); </text:p>
      <text:p text:style-name="P11">ERROR 1064 (42000): You have an error in your SQL syntax; check the manual that corresponds to your MySQL server version for the right syntax to use near 'required int(5), </text:p>
      <text:p text:style-name="P11">date_required date, </text:p>
      <text:p text:style-name="P11"><text:soft-page-break/>date_entered timestamp default now(), </text:p>
      <text:p text:style-name="P11">comme' at line 7 </text:p>
      <text:p text:style-name="P11">mysql&gt; create table orders ( item int not null auto_increment primary key, qty int(3) not null, part_number char(12), description char(40), price_required int(5), date_required date, date_entered timestamp default now(), comment char(200) ); </text:p>
      <text:p text:style-name="P11">Query OK, 0 rows affected (0.05 sec) </text:p>
      <text:p text:style-name="P11"/>
      <text:p text:style-name="P11">mysql&gt; show fields in orders </text:p>
      <text:p text:style-name="P11"><text:s text:c="4"/>-&gt; ; </text:p>
      <text:p text:style-name="P11">+----------------+-----------+------+-----+-------------------+----------------+ </text:p>
      <text:p text:style-name="P11">| Field <text:s text:c="9"/>| Type <text:s text:c="5"/>| Null | Key | Default <text:s text:c="10"/>| Extra <text:s text:c="9"/>| </text:p>
      <text:p text:style-name="P11">+----------------+-----------+------+-----+-------------------+----------------+ </text:p>
      <text:p text:style-name="P11">| item <text:s text:c="10"/>| int(11) <text:s text:c="2"/>| NO <text:s text:c="2"/>| PRI | NULL <text:s text:c="13"/>| auto_increment | </text:p>
      <text:p text:style-name="P11">| qty <text:s text:c="11"/>| int(3) <text:s text:c="3"/>| NO <text:s text:c="2"/>| <text:s text:c="4"/>| NULL <text:s text:c="13"/>| <text:s text:c="15"/>| </text:p>
      <text:p text:style-name="P11">| part_number <text:s text:c="3"/>| char(12) <text:s/>| YES <text:s/>| <text:s text:c="4"/>| NULL <text:s text:c="13"/>| <text:s text:c="15"/>| </text:p>
      <text:p text:style-name="P11">| description <text:s text:c="3"/>| char(40) <text:s/>| YES <text:s/>| <text:s text:c="4"/>| NULL <text:s text:c="13"/>| <text:s text:c="15"/>| </text:p>
      <text:p text:style-name="P11">| price_required | int(5) <text:s text:c="3"/>| YES <text:s/>| <text:s text:c="4"/>| NULL <text:s text:c="13"/>| <text:s text:c="15"/>| </text:p>
      <text:p text:style-name="P11">| date_required <text:s/>| date <text:s text:c="5"/>| YES <text:s/>| <text:s text:c="4"/>| NULL <text:s text:c="13"/>| <text:s text:c="15"/>| </text:p>
      <text:p text:style-name="P11">| date_entered <text:s text:c="2"/>| timestamp | NO <text:s text:c="2"/>| <text:s text:c="4"/>| CURRENT_TIMESTAMP | <text:s text:c="15"/>| </text:p>
      <text:p text:style-name="P11">| comment <text:s text:c="7"/>| char(200) | YES <text:s/>| <text:s text:c="4"/>| NULL <text:s text:c="13"/>| <text:s text:c="15"/>| </text:p>
      <text:p text:style-name="P11">+----------------+-----------+------+-----+-------------------+----------------+ </text:p>
      <text:p text:style-name="P11">8 rows in set (0.01 sec) </text:p>
      <text:p text:style-name="P11"/>
      <text:p text:style-name="P11">mysql&gt; insert into orders </text:p>
      <text:p text:style-name="P11"><text:s text:c="4"/>-&gt; ( </text:p>
      <text:p text:style-name="P11"><text:s text:c="4"/>-&gt; qty, part_number, description, price,data_required, comment) </text:p>
      <text:p text:style-name="P11"><text:s text:c="4"/>-&gt; values </text:p>
      <text:p text:style-name="P11"><text:s text:c="4"/>-&gt; (34,'934-233','Piece of dead meat',1020,20120613,'I hate meat'); </text:p>
      <text:p text:style-name="P11">ERROR 1054 (42S22): Unknown column 'price' in 'field list' </text:p>
      <text:p text:style-name="P11">mysql&gt; insert into orders ( qty, part_number, description, price_required,data_required, comment) values (34,'934-233','Piece of dead meat',1020,20120613,'I hate meat'); </text:p>
      <text:p text:style-name="P11">ERROR 1054 (42S22): Unknown column 'data_required' in 'field list' </text:p>
      <text:p text:style-name="P11">mysql&gt; insert into orders ( qty, part_number, description, price_required,date_required, comment) values (34,'934-233','Piece of dead meat',1020,20120613,'I hate meat'); </text:p>
      <text:p text:style-name="P11">Query OK, 1 row affected (0.01 sec) </text:p>
      <text:p text:style-name="P11"/>
      <text:p text:style-name="P11">mysql&gt; show * from orders </text:p>
      <text:p text:style-name="P11"><text:s text:c="4"/>-&gt; ; </text:p>
      <text:p text:style-name="P11">ERROR 1064 (42000): You have an error in your SQL syntax; check the manual that corresponds to your MySQL server version for the right syntax to use near '* from orders' at line 1 </text:p>
      <text:p text:style-name="P11">mysql&gt; show * in orders </text:p>
      <text:p text:style-name="P11"><text:s text:c="4"/>-&gt; ; </text:p>
      <text:p text:style-name="P11">ERROR 1064 (42000): You have an error in your SQL syntax; check the manual that corresponds to your MySQL server version for the right syntax to use near '* in orders' at line 1 </text:p>
      <text:p text:style-name="P11">mysql&gt; select * from orders; </text:p>
      <text:p text:style-name="P11">+------+-----+-------------+--------------------+----------------+---------------+---------------------+-------------+ </text:p>
      <text:p text:style-name="P11">| item | qty | part_number | description <text:s text:c="7"/>| price_required | date_required | date_entered <text:s text:c="7"/>| comment <text:s text:c="4"/>| </text:p>
      <text:p text:style-name="P11">+------+-----+-------------+--------------------+----------------+---------------+---------------------+-------------+ </text:p>
      <text:p text:style-name="P11">| <text:s text:c="3"/>1 | <text:s/>34 | 934-233 <text:s text:c="4"/>| Piece of dead meat | <text:s text:c="10"/>1020 | 2012-06-13 <text:s text:c="3"/>| 2014-03-01 20:38:35 | I <text:soft-page-break/>hate meat | </text:p>
      <text:p text:style-name="P2"><text:span text:style-name="T3">+------+-----+-------------+--------------------+----------------+---------------+---------------------+----------</text:span><text:span text:style-name="T3">---+ </text:span></text:p>
      <text:p text:style-name="P11">1 row in set (0.01 sec) </text:p>
      <text:p text:style-name="P11"/>
      <text:p text:style-name="P11">mysql&gt; describe orders </text:p>
      <text:p text:style-name="P11"><text:s text:c="4"/>-&gt; ; </text:p>
      <text:p text:style-name="P11">+----------------+-----------+------+-----+-------------------+----------------+ </text:p>
      <text:p text:style-name="P11">| Field <text:s text:c="9"/>| Type <text:s text:c="5"/>| Null | Key | Default <text:s text:c="10"/>| Extra <text:s text:c="9"/>| </text:p>
      <text:p text:style-name="P11">+----------------+-----------+------+-----+-------------------+----------------+ </text:p>
      <text:p text:style-name="P11">| item <text:s text:c="10"/>| int(11) <text:s text:c="2"/>| NO <text:s text:c="2"/>| PRI | NULL <text:s text:c="13"/>| auto_increment | </text:p>
      <text:p text:style-name="P11">| qty <text:s text:c="11"/>| int(3) <text:s text:c="3"/>| NO <text:s text:c="2"/>| <text:s text:c="4"/>| NULL <text:s text:c="13"/>| <text:s text:c="15"/>| </text:p>
      <text:p text:style-name="P11">| part_number <text:s text:c="3"/>| char(12) <text:s/>| YES <text:s/>| <text:s text:c="4"/>| NULL <text:s text:c="13"/>| <text:s text:c="15"/>| </text:p>
      <text:p text:style-name="P11">| description <text:s text:c="3"/>| char(40) <text:s/>| YES <text:s/>| <text:s text:c="4"/>| NULL <text:s text:c="13"/>| <text:s text:c="15"/>| </text:p>
      <text:p text:style-name="P11">| price_required | int(5) <text:s text:c="3"/>| YES <text:s/>| <text:s text:c="4"/>| NULL <text:s text:c="13"/>| <text:s text:c="15"/>| </text:p>
      <text:p text:style-name="P11">| date_required <text:s/>| date <text:s text:c="5"/>| YES <text:s/>| <text:s text:c="4"/>| NULL <text:s text:c="13"/>| <text:s text:c="15"/>| </text:p>
      <text:p text:style-name="P11">| date_entered <text:s text:c="2"/>| timestamp | NO <text:s text:c="2"/>| <text:s text:c="4"/>| CURRENT_TIMESTAMP | <text:s text:c="15"/>| </text:p>
      <text:p text:style-name="P11">| comment <text:s text:c="7"/>| char(200) | YES <text:s/>| <text:s text:c="4"/>| NULL <text:s text:c="13"/>| <text:s text:c="15"/>| </text:p>
      <text:p text:style-name="P11">+----------------+-----------+------+-----+-------------------+----------------+ </text:p>
      <text:p text:style-name="P11">8 rows in set (0.01 sec) </text:p>
      <text:p text:style-name="P11"/>
      <text:p text:style-name="P11">mysql&gt; insert into orders ( qty, part_number, description, price_required,date_required, comment) values (21,'653-876','A blue stick',46,20120621,'LongVersion'); </text:p>
      <text:p text:style-name="P11">Query OK, 1 row affected (0.01 sec) </text:p>
      <text:p text:style-name="P11"/>
      <text:p text:style-name="P11">mysql&gt; insert into orders ( qty, part_number, description, price_required,date_required, comment) values (45,'463-898','Germs',189,'Next Thursday','Live'); </text:p>
      <text:p text:style-name="P11">Query OK, 1 row affected, 1 warning (0.00 sec) </text:p>
      <text:p text:style-name="P11"/>
      <text:p text:style-name="P11">mysql&gt; select * from orders </text:p>
      <text:p text:style-name="P11"><text:s text:c="4"/>-&gt; ; </text:p>
      <text:p text:style-name="P11">+------+-----+-------------+--------------------+----------------+---------------+---------------------+-------------+ </text:p>
      <text:p text:style-name="P11">| item | qty | part_number | description <text:s text:c="7"/>| price_required | date_required | date_entered <text:s text:c="7"/>| comment <text:s text:c="4"/>| </text:p>
      <text:p text:style-name="P11">+------+-----+-------------+--------------------+----------------+---------------+---------------------+-------------+ </text:p>
      <text:p text:style-name="P11">| <text:s text:c="3"/>1 | <text:s/>34 | 934-233 <text:s text:c="4"/>| Piece of dead meat | <text:s text:c="10"/>1020 | 2012-06-13 <text:s text:c="3"/>| 2014-03-01 20:38:35 | I hate meat | </text:p>
      <text:p text:style-name="P11">| <text:s text:c="3"/>2 | <text:s/>21 | 653-876 <text:s text:c="4"/>| A blue stick <text:s text:c="6"/>| <text:s text:c="12"/>46 | 2012-06-21 <text:s text:c="3"/>| 2014-03-01 20:41:54 | LongVersion | </text:p>
      <text:p text:style-name="P11">| <text:s text:c="3"/>3 | <text:s/>45 | 463-898 <text:s text:c="4"/>| Germs <text:s text:c="13"/>| <text:s text:c="11"/>189 | 0000-00-00 <text:s text:c="3"/>| 2014-03-01 20:42:46 | Live <text:s text:c="7"/>| </text:p>
      <text:p text:style-name="P11">+------+-----+-------------+--------------------+----------------+---------------+---------------------+-------------+ </text:p>
      <text:p text:style-name="P11">3 rows in set (0.00 sec) </text:p>
      <text:p text:style-name="P11"/>
      <text:p text:style-name="P11">mysql&gt; select * from orders; </text:p>
      <text:p text:style-name="P11">+------+-----+-------------+--------------------+----------------+---------------+---------------------+-------------+ </text:p>
      <text:p text:style-name="P11">| item | qty | part_number | description <text:s text:c="7"/>| price_required | date_required | date_entered <text:s text:c="7"/>| comment <text:s text:c="4"/>| </text:p>
      <text:p text:style-name="P11"><text:soft-page-break/>+------+-----+-------------+--------------------+----------------+---------------+---------------------+-------------+ </text:p>
      <text:p text:style-name="P11">| <text:s text:c="3"/>1 | <text:s/>34 | 934-233 <text:s text:c="4"/>| Piece of dead meat | <text:s text:c="10"/>1020 | 2012-06-13 <text:s text:c="3"/>| 2014-03-01 20:38:35 | I hate meat | </text:p>
      <text:p text:style-name="P11">| <text:s text:c="3"/>2 | <text:s/>21 | 653-876 <text:s text:c="4"/>| A blue stick <text:s text:c="6"/>| <text:s text:c="12"/>46 | 2012-06-21 <text:s text:c="3"/>| 2014-03-01 20:41:54 | LongVersion | </text:p>
      <text:p text:style-name="P11">| <text:s text:c="3"/>3 | <text:s/>45 | 463-898 <text:s text:c="4"/>| Germs <text:s text:c="13"/>| <text:s text:c="11"/>189 | 0000-00-00 <text:s text:c="3"/>| 2014-03-01 20:42:46 | Live <text:s text:c="7"/>| </text:p>
      <text:p text:style-name="P11">+------+-----+-------------+--------------------+----------------+---------------+---------------------+-------------+ </text:p>
      <text:p text:style-name="P11">3 rows in set (0.00 sec) </text:p>
      <text:p text:style-name="P11"/>
      <text:p text:style-name="P11">mysql&gt; update orders set qty=45 where item=3 </text:p>
      <text:p text:style-name="P11"><text:s text:c="4"/>-&gt; ; </text:p>
      <text:p text:style-name="P11">Query OK, 0 rows affected (0.04 sec) </text:p>
      <text:p text:style-name="P11">Rows matched: 1 <text:s/>Changed: 0 <text:s/>Warnings: 0 </text:p>
      <text:p text:style-name="P11"/>
      <text:p text:style-name="P11">mysql&gt; update orders set data_required=2012-06-21 where item=3 </text:p>
      <text:p text:style-name="P11"><text:s text:c="4"/>-&gt; ; </text:p>
      <text:p text:style-name="P11">ERROR 1054 (42S22): Unknown column 'data_required' in 'field list' </text:p>
      <text:p text:style-name="P11">mysql&gt; update orders set date_required=2012-06-21 where item=3; </text:p>
      <text:p text:style-name="P11">Query OK, 0 rows affected, 1 warning (0.01 sec) </text:p>
      <text:p text:style-name="P11">Rows matched: 1 <text:s/>Changed: 0 <text:s/>Warnings: 1 </text:p>
      <text:p text:style-name="P11"/>
      <text:p text:style-name="P11">mysql&gt; select * from orders; </text:p>
      <text:p text:style-name="P11">+------+-----+-------------+--------------------+----------------+---------------+---------------------+-------------+ </text:p>
      <text:p text:style-name="P11">| item | qty | part_number | description <text:s text:c="7"/>| price_required | date_required | date_entered <text:s text:c="7"/>| comment <text:s text:c="4"/>| </text:p>
      <text:p text:style-name="P11">+------+-----+-------------+--------------------+----------------+---------------+---------------------+-------------+ </text:p>
      <text:p text:style-name="P11">| <text:s text:c="3"/>1 | <text:s/>34 | 934-233 <text:s text:c="4"/>| Piece of dead meat | <text:s text:c="10"/>1020 | 2012-06-13 <text:s text:c="3"/>| 2014-03-01 20:38:35 | I hate meat | </text:p>
      <text:p text:style-name="P11">| <text:s text:c="3"/>2 | <text:s/>21 | 653-876 <text:s text:c="4"/>| A blue stick <text:s text:c="6"/>| <text:s text:c="12"/>46 | 2012-06-21 <text:s text:c="3"/>| 2014-03-01 20:41:54 | LongVersion | </text:p>
      <text:p text:style-name="P11">| <text:s text:c="3"/>3 | <text:s/>45 | 463-898 <text:s text:c="4"/>| Germs <text:s text:c="13"/>| <text:s text:c="11"/>189 | 0000-00-00 <text:s text:c="3"/>| 2014-03-01 20:42:46 | Live <text:s text:c="7"/>| </text:p>
      <text:p text:style-name="P11">+------+-----+-------------+--------------------+----------------+---------------+---------------------+-------------+ </text:p>
      <text:p text:style-name="P11">3 rows in set (0.00 sec) </text:p>
      <text:p text:style-name="P11"/>
      <text:p text:style-name="P11">mysql&gt; describe orders </text:p>
      <text:p text:style-name="P11"><text:s text:c="4"/>-&gt; ; </text:p>
      <text:p text:style-name="P11">+----------------+-----------+------+-----+-------------------+----------------+ </text:p>
      <text:p text:style-name="P11">| Field <text:s text:c="9"/>| Type <text:s text:c="5"/>| Null | Key | Default <text:s text:c="10"/>| Extra <text:s text:c="9"/>| </text:p>
      <text:p text:style-name="P11">+----------------+-----------+------+-----+-------------------+----------------+ </text:p>
      <text:p text:style-name="P11">| item <text:s text:c="10"/>| int(11) <text:s text:c="2"/>| NO <text:s text:c="2"/>| PRI | NULL <text:s text:c="13"/>| auto_increment | </text:p>
      <text:p text:style-name="P11">| qty <text:s text:c="11"/>| int(3) <text:s text:c="3"/>| NO <text:s text:c="2"/>| <text:s text:c="4"/>| NULL <text:s text:c="13"/>| <text:s text:c="15"/>| </text:p>
      <text:p text:style-name="P11">| part_number <text:s text:c="3"/>| char(12) <text:s/>| YES <text:s/>| <text:s text:c="4"/>| NULL <text:s text:c="13"/>| <text:s text:c="15"/>| </text:p>
      <text:p text:style-name="P11">| description <text:s text:c="3"/>| char(40) <text:s/>| YES <text:s/>| <text:s text:c="4"/>| NULL <text:s text:c="13"/>| <text:s text:c="15"/>| </text:p>
      <text:p text:style-name="P11">| price_required | int(5) <text:s text:c="3"/>| YES <text:s/>| <text:s text:c="4"/>| NULL <text:s text:c="13"/>| <text:s text:c="15"/>| </text:p>
      <text:p text:style-name="P11">| date_required <text:s/>| date <text:s text:c="5"/>| YES <text:s/>| <text:s text:c="4"/>| NULL <text:s text:c="13"/>| <text:s text:c="15"/>| </text:p>
      <text:p text:style-name="P11"><text:soft-page-break/>| date_entered <text:s text:c="2"/>| timestamp | NO <text:s text:c="2"/>| <text:s text:c="4"/>| CURRENT_TIMESTAMP | <text:s text:c="15"/>| </text:p>
      <text:p text:style-name="P11">| comment <text:s text:c="7"/>| char(200) | YES <text:s/>| <text:s text:c="4"/>| NULL <text:s text:c="13"/>| <text:s text:c="15"/>| </text:p>
      <text:p text:style-name="P11">+----------------+-----------+------+-----+-------------------+----------------+ </text:p>
      <text:p text:style-name="P11">8 rows in set (0.00 sec) </text:p>
      <text:p text:style-name="P11"/>
      <text:p text:style-name="P11">mysql&gt; update orders set qty=-1.3 where item=3 </text:p>
      <text:p text:style-name="P11"><text:s text:c="4"/>-&gt; ; </text:p>
      <text:p text:style-name="P11">Query OK, 1 row affected (0.01 sec) </text:p>
      <text:p text:style-name="P11">Rows matched: 1 <text:s/>Changed: 1 <text:s/>Warnings: 0 </text:p>
      <text:p text:style-name="P11"/>
      <text:p text:style-name="P11">mysql&gt; select * from orders; </text:p>
      <text:p text:style-name="P11">+------+-----+-------------+--------------------+----------------+---------------+---------------------+-------------+ </text:p>
      <text:p text:style-name="P11">| item | qty | part_number | description <text:s text:c="7"/>| price_required | date_required | date_entered <text:s text:c="7"/>| comment <text:s text:c="4"/>| </text:p>
      <text:p text:style-name="P11">+------+-----+-------------+--------------------+----------------+---------------+---------------------+-------------+ </text:p>
      <text:p text:style-name="P11">| <text:s text:c="3"/>1 | <text:s/>34 | 934-233 <text:s text:c="4"/>| Piece of dead meat | <text:s text:c="10"/>1020 | 2012-06-13 <text:s text:c="3"/>| 2014-03-01 20:38:35 | I hate meat | </text:p>
      <text:p text:style-name="P11">| <text:s text:c="3"/>2 | <text:s/>21 | 653-876 <text:s text:c="4"/>| A blue stick <text:s text:c="6"/>| <text:s text:c="12"/>46 | 2012-06-21 <text:s text:c="3"/>| 2014-03-01 20:41:54 | LongVersion | </text:p>
      <text:p text:style-name="P11">| <text:s text:c="3"/>3 | <text:s/>-1 | 463-898 <text:s text:c="4"/>| Germs <text:s text:c="13"/>| <text:s text:c="11"/>189 | 0000-00-00 <text:s text:c="3"/>| 2014-03-01 20:42:46 | Live <text:s text:c="7"/>| </text:p>
      <text:p text:style-name="P11">+------+-----+-------------+--------------------+----------------+---------------+---------------------+-------------+ </text:p>
      <text:p text:style-name="P11">3 rows in set (0.00 sec) </text:p>
      <text:p text:style-name="P11"/>
      <text:p text:style-name="P11">mysql&gt; ^CCtrl-C – exit!</text:p>
      <text:p text:style-name="P12"><text:span text:style-name="T4"/></text:p>
      <text:p text:style-name="P12"><text:span text:style-name="T4">THIS IS YOUR VERSION</text:span></text:p>
      <text:p text:style-name="P11"/>
      <text:p text:style-name="P12"><text:span text:style-name="T4">create database ua</text:span></text:p>
      <text:p text:style-name="P12"/>
      <text:p text:style-name="P12">mysql&gt; create table <text:span text:style-name="T4">u</text:span> ( item int not null auto_increment primary key, date_entered timestamp default now(), <text:span text:style-name="T4">mean float(10), max float(10), min float(10), std float(10)</text:span>); </text:p>
      <text:p text:style-name="P12"/>
      <text:p text:style-name="P12">mysql&gt; create table <text:span text:style-name="T4">v</text:span> ( item int not null auto_increment primary key, date_entered timestamp default now(), <text:span text:style-name="T4">mean float(10), max float(10), min float(10), std float(10)</text:span>); </text:p>
      <text:p text:style-name="P12"/>
      <text:p text:style-name="P12">mysql&gt; create table <text:span text:style-name="T4">w</text:span> ( item int not null auto_increment primary key, date_entered timestamp default now(), <text:span text:style-name="T4">mean float(10), max float(10), min float(10), std float(10)</text:span>); </text:p>
      <text:p text:style-name="P12"/>
      <text:p text:style-name="P12">mysql&gt; create table <text:span text:style-name="T4">t</text:span> ( item int not null auto_increment primary key, date_entered timestamp default now(), <text:span text:style-name="T4">mean float(10), max float(10), min float(10), std float(10)</text:span>); </text:p>
      <text:p text:style-name="P12"/>
      <text:p text:style-name="P12"><text:span text:style-name="T4">create database ws</text:span></text:p>
      <text:p text:style-name="P12"><text:span text:style-name="T4"/></text:p>
      <text:p text:style-name="P12"><text:span text:style-name="T4">mysql&gt; create table u ( item int not null auto_increment primary key, date_entered timestamp default now(), mean float(10), max float(10), min float(10), std float(10)); </text:span></text:p>
      <text:p text:style-name="P12"><text:span text:style-name="T4"/></text:p>
      <text:p text:style-name="P12">mysql&gt; create table <text:span text:style-name="T4">v</text:span> ( item int not null auto_increment primary key, date_entered timestamp default now(), <text:span text:style-name="T4">mean float(10), max float(10), min float(10), std float(10)</text:span>); </text:p>
      <text:p text:style-name="P12"/>
      <text:p text:style-name="P13"><text:soft-page-break/>mysql&gt; create table <text:span text:style-name="T5">RH</text:span> ( item int not null auto_increment primary key, date_entered timestamp default now(), <text:span text:style-name="T4">mean float(10), max float(10), min float(10), std float(10)</text:span>); </text:p>
      <text:p text:style-name="P13"/>
      <text:p text:style-name="P13">mysql&gt; create table <text:span text:style-name="T5">Rain_mm</text:span> ( item int not null auto_increment primary key, date_entered timestamp default now(), <text:span text:style-name="T5">value</text:span><text:span text:style-name="T4"> float(10)</text:span>); </text:p>
      <text:p text:style-name="P13"/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01T19:44:18</meta:creation-date>
    <dc:date>2014-03-06T19:52:20</dc:date>
    <meta:editing-duration>PT33M51S</meta:editing-duration>
    <meta:editing-cycles>4</meta:editing-cycles>
    <meta:generator>LibreOffice/3.6$Linux_ARM_EABI LibreOffice_project/360m1$Build-2</meta:generator>
    <meta:document-statistic meta:table-count="3" meta:image-count="0" meta:object-count="0" meta:page-count="12" meta:paragraph-count="456" meta:word-count="3140" meta:character-count="22439" meta:non-whitespace-character-count="17175"/>
  </office:meta>
</office:document-meta>
</file>